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20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9-2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1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23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1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1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23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14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1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16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2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0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15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1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9-0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8-1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7-0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0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2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8644" calcext:value-type="float">
            <text:p>11.24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3551483871" calcext:value-type="float">
            <text:p>11.2335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7816" calcext:value-type="float">
            <text:p>11.2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32593103448" calcext:value-type="float">
            <text:p>11.36325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53032258065" calcext:value-type="float">
            <text:p>11.705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19891612903" calcext:value-type="float">
            <text:p>11.7119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244" calcext:value-type="float">
            <text:p>11.73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8936774194" calcext:value-type="float">
            <text:p>11.7468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55264" calcext:value-type="float">
            <text:p>11.75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73158709677" calcext:value-type="float">
            <text:p>11.7573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12860689655" calcext:value-type="float">
            <text:p>11.76128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47883870968" calcext:value-type="float">
            <text:p>11.764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68531612903" calcext:value-type="float">
            <text:p>11.7668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75152" calcext:value-type="float">
            <text:p>11.76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0307096774" calcext:value-type="float">
            <text:p>11.7740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21117241379" calcext:value-type="float">
            <text:p>11.7721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87790967742" calcext:value-type="float">
            <text:p>11.7887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58294193548" calcext:value-type="float">
            <text:p>11.7858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04616" calcext:value-type="float">
            <text:p>11.77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8456774193" calcext:value-type="float">
            <text:p>11.743845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0736" calcext:value-type="float">
            <text:p>11.7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01788387097" calcext:value-type="float">
            <text:p>11.7301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7648571429" calcext:value-type="float">
            <text:p>11.72576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97855483871" calcext:value-type="float">
            <text:p>11.7297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51585882353" calcext:value-type="float">
            <text:p>11.735158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78331428571" calcext:value-type="float">
            <text:p>11.72783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11331612903" calcext:value-type="float">
            <text:p>11.7211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03260689655" calcext:value-type="float">
            <text:p>11.70032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0751483871" calcext:value-type="float">
            <text:p>11.6907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14397419355" calcext:value-type="float">
            <text:p>11.6914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9408" calcext:value-type="float">
            <text:p>11.69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00632258064" calcext:value-type="float">
            <text:p>11.6900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33904" calcext:value-type="float">
            <text:p>11.68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50198709677" calcext:value-type="float">
            <text:p>11.6750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53491428571" calcext:value-type="float">
            <text:p>11.66534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55809032258" calcext:value-type="float">
            <text:p>11.6655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74201290323" calcext:value-type="float">
            <text:p>11.6574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85416" calcext:value-type="float">
            <text:p>11.64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9019354839" calcext:value-type="float">
            <text:p>11.640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36904827586" calcext:value-type="float">
            <text:p>11.63369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99592258065" calcext:value-type="float">
            <text:p>11.6199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17984516129" calcext:value-type="float">
            <text:p>11.6117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1264" calcext:value-type="float">
            <text:p>11.60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08557419355" calcext:value-type="float">
            <text:p>11.5908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5552" calcext:value-type="float">
            <text:p>11.57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1879483871" calcext:value-type="float">
            <text:p>11.5718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21525714286" calcext:value-type="float">
            <text:p>11.56215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03757419355" calcext:value-type="float">
            <text:p>11.5603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26082580645" calcext:value-type="float">
            <text:p>11.5526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4232" calcext:value-type="float">
            <text:p>11.53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6366451613" calcext:value-type="float">
            <text:p>11.5216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19328" calcext:value-type="float">
            <text:p>11.50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4707096774" calcext:value-type="float">
            <text:p>11.4844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88374193548" calcext:value-type="float">
            <text:p>11.468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55016" calcext:value-type="float">
            <text:p>11.45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41584516129" calcext:value-type="float">
            <text:p>11.4441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1976" calcext:value-type="float">
            <text:p>11.43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50838709677" calcext:value-type="float">
            <text:p>11.425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81233103448" calcext:value-type="float">
            <text:p>11.418123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1267096774" calcext:value-type="float">
            <text:p>11.3991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2208" calcext:value-type="float">
            <text:p>11.39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98843870968" calcext:value-type="float">
            <text:p>11.3898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87504" calcext:value-type="float">
            <text:p>11.38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0110967742" calcext:value-type="float">
            <text:p>11.3590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70735483871" calcext:value-type="float">
            <text:p>11.367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08688" calcext:value-type="float">
            <text:p>11.37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2423483871" calcext:value-type="float">
            <text:p>11.3524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3132" calcext:value-type="float">
            <text:p>11.34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7183483871" calcext:value-type="float">
            <text:p>11.3371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72593846154" calcext:value-type="float">
            <text:p>11.307259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30655483871" calcext:value-type="float">
            <text:p>11.3030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7896774194" calcext:value-type="float">
            <text:p>11.295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7384" calcext:value-type="float">
            <text:p>11.29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0510967742" calcext:value-type="float">
            <text:p>11.2980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28984" calcext:value-type="float">
            <text:p>11.3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7744516129" calcext:value-type="float">
            <text:p>11.327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9729032258" calcext:value-type="float">
            <text:p>11.372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43232" calcext:value-type="float">
            <text:p>11.37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13997419355" calcext:value-type="float">
            <text:p>11.3713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13768" calcext:value-type="float">
            <text:p>11.37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77618064516" calcext:value-type="float">
            <text:p>11.3677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5085714286" calcext:value-type="float">
            <text:p>11.3625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13708387097" calcext:value-type="float">
            <text:p>11.3613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126" calcext:value-type="float">
            <text:p>11.35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23945806452" calcext:value-type="float">
            <text:p>11.3423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3088" calcext:value-type="float">
            <text:p>11.33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18740645161" calcext:value-type="float">
            <text:p>11.3318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4991483871" calcext:value-type="float">
            <text:p>11.3249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3256" calcext:value-type="float">
            <text:p>11.31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00464516129" calcext:value-type="float">
            <text:p>11.310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3368" calcext:value-type="float">
            <text:p>11.30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6222857143" calcext:value-type="float">
            <text:p>11.29262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08735483871" calcext:value-type="float">
            <text:p>11.290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17295483871" calcext:value-type="float">
            <text:p>11.2817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8992" calcext:value-type="float">
            <text:p>11.28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9271483871" calcext:value-type="float">
            <text:p>11.2792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90224" calcext:value-type="float">
            <text:p>11.27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87798709677" calcext:value-type="float">
            <text:p>11.2787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94681290323" calcext:value-type="float">
            <text:p>11.2794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33545714286" calcext:value-type="float">
            <text:p>11.27335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25855483871" calcext:value-type="float">
            <text:p>11.2725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7088571429" calcext:value-type="float">
            <text:p>11.27770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8756137931" calcext:value-type="float">
            <text:p>11.278756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8976516129" calcext:value-type="float">
            <text:p>11.2789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96647741936" calcext:value-type="float">
            <text:p>11.2796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34344" calcext:value-type="float">
            <text:p>11.27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0147096774" calcext:value-type="float">
            <text:p>11.2650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85015172414" calcext:value-type="float">
            <text:p>11.23850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34242580645" calcext:value-type="float">
            <text:p>11.2234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1507096774" calcext:value-type="float">
            <text:p>11.2101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7729230769" calcext:value-type="float">
            <text:p>11.195772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3566451613" calcext:value-type="float">
            <text:p>11.1863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17912" calcext:value-type="float">
            <text:p>11.18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20304516129" calcext:value-type="float">
            <text:p>11.1820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89754285714" calcext:value-type="float">
            <text:p>11.17897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21287741936" calcext:value-type="float">
            <text:p>11.1821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96707096774" calcext:value-type="float">
            <text:p>11.1796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0361161834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9502222222" calcext:value-type="float">
            <text:p>11.186950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76" meta:object-count="0"/>
    <meta:user-defined meta:name="AppVersion">3.0</meta:user-defined>
  </office:meta>
</office:document-meta>
</file>